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2" table:number-columns-repeated="1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>
            <text:p>thao.pham</text:p>
          </table:table-cell>
          <table:table-cell table:style-name="ce69" table:number-columns-repeated="4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thao.pham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thao.pham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>
            <text:p>thao.pham</text:p>
          </table:table-cell>
          <table:table-cell table:style-name="ce103" table:number-columns-repeated="2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>
            <text:p>thao.pham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>
            <text:p>thao.pham</text:p>
          </table:table-cell>
          <table:table-cell table:number-columns-repeated="245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